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4.1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IMAGE 960X480</text:p>
          </table:table-cell>
          <table:table-cell table:style-name="ce1" office:value-type="string" calcext:value-type="string">
            <text:p>time (us)</text:p>
          </table:table-cell>
          <table:table-cell table:style-name="ce1" office:value-type="string" calcext:value-type="string">
            <text:p>inst. Executed</text:p>
          </table:table-cell>
          <table:table-cell table:style-name="ce1" office:value-type="string" calcext:value-type="string">
            <text:p>occupancy</text:p>
          </table:table-cell>
          <table:table-cell table:style-name="ce1" office:value-type="string" calcext:value-type="string">
            <text:p>registers</text:p>
          </table:table-cell>
          <table:table-cell/>
        </table:table-row>
        <table:table-row table:style-name="ro1">
          <table:table-cell office:value-type="string" calcext:value-type="string">
            <text:p>parallel task</text:p>
          </table:table-cell>
          <table:table-cell office:value-type="float" office:value="10974" calcext:value-type="float">
            <text:p>10974</text:p>
          </table:table-cell>
          <table:table-cell office:value-type="float" office:value="6328129" calcext:value-type="float">
            <text:p>6328129</text:p>
          </table:table-cell>
          <table:table-cell office:value-type="float" office:value="47.9" calcext:value-type="float">
            <text:p>47.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parallel task -local memory</text:p>
          </table:table-cell>
          <table:table-cell office:value-type="float" office:value="3276" calcext:value-type="float">
            <text:p>3276</text:p>
          </table:table-cell>
          <table:table-cell office:value-type="float" office:value="4070326" calcext:value-type="float">
            <text:p>4070326</text:p>
          </table:table-cell>
          <table:table-cell office:value-type="float" office:value="74.6" calcext:value-type="float">
            <text:p>74.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 utilitzar tants registres pot ser que el array es guardi a registres, pero els instruccions son (STL, LDL), pero si mirem l'output del compilador amb</text:p>
            <text:p>L'opció –ptxas-options=-v ens informa que no esta utilitzant local memory</text:p>
            <text:p>La ocupació real és més alta que la teòrica</text:p>
          </table:table-cell>
        </table:table-row>
        <table:table-row table:style-name="ro1">
          <table:table-cell office:value-type="string" calcext:value-type="string">
            <text:p>parallel task – precomputed dist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arallel task – local memory</text:p>
            <text:p> – precomputed dis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4:25:54.735700483</meta:creation-date>
    <dc:date>2015-11-03T17:29:35.651864530</dc:date>
    <meta:editing-duration>P1DT38M33S</meta:editing-duration>
    <meta:editing-cycles>1</meta:editing-cycles>
    <meta:document-statistic meta:table-count="1" meta:cell-count="18" meta:object-count="0"/>
    <meta:generator>LibreOffice/4.2.8.2$Linux_X86_64 LibreOffice_project/420m0$Build-2</meta:generator>
  </office:meta>
</office:document-meta>
</file>